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B000000217A6CFA60.png"/>
  <manifest:file-entry manifest:media-type="image/png" manifest:full-path="Pictures/10000201000000FB00000023BF40C74B.png"/>
  <manifest:file-entry manifest:media-type="image/png" manifest:full-path="Pictures/100002010000013C000000214B2AC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variant="normal" fo:text-transform="none" fo:color="#d1d5db" style:font-name="S hne" fo:letter-spacing="normal" fo:font-style="normal"/>
    </style:style>
    <style:style style:name="T3" style:family="text">
      <style:text-properties fo:font-variant="normal" fo:text-transform="none" fo:color="#d1d5db" fo:letter-spacing="normal" fo:font-style="normal"/>
    </style:style>
    <style:style style:name="T4" style:family="text">
      <style:text-properties fo:font-variant="normal" fo:text-transform="none"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 <text:s text:c="10"/>Joan Puigdomenech i Joel Romia</text:p>
      <text:p text:style-name="Standard"/>
      <text:p text:style-name="Standard"/>
      <text:p text:style-name="Standard"/>
      <text:p text:style-name="Standard"/>
      <text:p text:style-name="Standard"><text:tab/><text:tab/><text:tab/><text:tab/><text:tab/><text:span text:style-name="T1">Predictive Models </text:span></text:p>
      <text:p text:style-name="Standard"><text:span text:style-name="T1"><text:tab/><text:tab/><text:tab/><text:tab/><text:tab/> <text:s text:c="2"/>SVM, RF, NN <text:s text:c="3"/><text:tab/><text:tab/><text:tab/><text:tab/><text:tab/><text:tab/></text:span></text:p>
      <text:p text:style-name="Standard"><text:span text:style-name="T1"/></text:p>
      <text:p text:style-name="Standard"><text:span text:style-name="T1"/></text:p>
      <text:p text:style-name="P1">En la sección de importación de bibliotecas, se incluyen las librerías necesarias para el procesamiento de datos y el modelado de aprendizaje automático. Estas bibliotecas incluyen pandas, que se utiliza para el manejo de datos estructurados; sklearn, que proporciona herramientas para el modelado y evaluación de modelos; y keras, que es una biblioteca popular para la construcción de redes neuronales.</text:p>
      <text:p text:style-name="P1"/>
      <text:p text:style-name="P1">A continuación, se procede a la carga de los datos de entrenamiento y los datos únicos desde archivos CSV. Esto se realiza utilizando la función read_csv de la biblioteca pandas, y los datos se almacenan en dos DataFrames diferentes: train_df y unique_df. Esta sección también muestra una vista previa de los primeros registros del conjunto de datos de entrenamiento y proporciona información básica sobre sus columnas, como la cantidad de filas y los tipos de datos.</text:p>
      <text:p text:style-name="P1"/>
      <text:p text:style-name="P1">La etapa de preprocesamiento de datos implica eliminar los valores faltantes y los duplicados del conjunto de datos de entrenamiento. Para eliminar los valores faltantes, se utiliza el método dropna, que descarta las filas que contienen datos faltantes. Luego, se emplea el método drop_duplicates para eliminar las filas duplicadas en función de todas las columnas del conjunto de datos.</text:p>
      <text:p text:style-name="P1"/>
      <text:p text:style-name="P1">Después del preprocesamiento, se divide el conjunto de datos de entrenamiento en características (X_train) y otra variable (y_train) utilizando el método drop para eliminar la columna "critical_temp". Además, el conjunto de datos únicos se divide en características (X_unique) y (y_unique), eliminando las columnas "critical_temp" y "material". La división del conjunto de datos de entrenamiento en conjuntos de entrenamiento y prueba se realiza utilizando la función train_test_split de sklearn.</text:p>
      <text:p text:style-name="P1"/>
      <text:p text:style-name="P1">En la etapa de escala de características, se utiliza la clase StandardScaler de sklearn para estandarizar las características de los conjuntos de entrenamiento y prueba. Esto se hace para asegurarse de que todas las características tengan la misma escala, lo cual es importante para algunos modelos de aprendizaje automático. Se ajusta el escalador a los datos de entrenamiento utilizando el método fit_transform, y luego se aplica la transformación a los datos de prueba utilizando el método transform.</text:p>
      <text:p text:style-name="P1"/>
      <text:p text:style-name="P1">El código implementa tres modelos de aprendizaje automático: Support Vector Machine (SVM), Random Forest y Neural Network (NN). Para SVM, se utiliza la clase SVR de sklearn y se ajusta el modelo a los datos de entrenamiento escalados. Se realiza la predicción en los datos de prueba escalados, y se evalúa el rendimiento del modelo mediante el cálculo del coeficiente de determinación (R^2 Score) y el error cuadrático medio (MSE).</text:p>
      <text:p text:style-name="P1"/>
      <text:p text:style-name="P1">Para el modelo de Random Forest, se utiliza la clase RandomForestRegressor de sklearn. Se ajusta el modelo a los datos de entrenamiento sin escalar, se realiza la predicción en los datos de prueba y se evalúa el rendimiento utilizando R^2 Score y MSE.</text:p>
      <text:p text:style-name="P1"/>
      <text:p text:style-name="P1"><text:soft-page-break/>En cuanto a la Neural Network, se construye un modelo secuencial utilizando la API de Keras. Este modelo consta de varias capas densas, con funciones de activación ReLU. Se compila el modelo especificando la función de pérdida (MSE) y el optimizador (adam), y se ajusta a los datos de entrenamiento escalados. Luego, se realiza la predicción en los datos de prueba escalados y se evalúa el rendimiento utilizando R^2 Score y MSE.</text:p>
      <text:p text:style-name="P1"/>
      <text:p text:style-name="P1">Finalmente, se imprimen en pantalla los resultados obtenidos para cada modelo, mostrando los valores de R^2 Score y MSE como medidas de evaluación de su desempeño en la tarea de predicción de la temperatura crítica del material superconductor.</text:p>
      <text:p text:style-name="P1"><draw:frame draw:style-name="fr1" draw:name="gráficos1" text:anchor-type="paragraph" svg:x="4.228cm" svg:y="0.339cm" svg:width="6.641cm" svg:height="0.926cm" draw:z-index="0"><draw:image xlink:href="Pictures/10000201000000FB00000023BF40C74B.png" xlink:type="simple" xlink:show="embed" xlink:actuate="onLoad"/></draw:frame></text:p>
      <text:p text:style-name="P2"><text:span text:style-name="T4">El modelo SVM logra un R^2 Score de aproximadamente 0.77, lo que indica que puede explicar el 77% de la varianza en los datos de prueba. El MSE obtenido es de alrededor de 271.04, lo que implica que existe un error promedio cuadrático de esa magnitud en las predicciones del modelo.</text:span> </text:p>
      <text:p text:style-name="P1"><draw:frame draw:style-name="fr1" draw:name="gráficos2" text:anchor-type="paragraph" svg:x="4.346cm" svg:y="0.238cm" svg:width="8.363cm" svg:height="0.873cm" draw:z-index="1"><draw:image xlink:href="Pictures/100002010000013C000000214B2AC40D.png" xlink:type="simple" xlink:show="embed" xlink:actuate="onLoad"/></draw:frame></text:p>
      <text:p text:style-name="P2"><text:span text:style-name="T4">El modelo de Bosques Aleatorios muestra un R^2 Score de aproximadamente 0.92, lo que sugiere que es capaz de explicar el 92% de la varianza en los datos de prueba. El MSE obtenido es de alrededor de 93.59, lo que indica un error promedio cuadrático relativamente bajo en comparación con el modelo SVM.</text:span> </text:p>
      <text:p text:style-name="P1"><draw:frame draw:style-name="fr1" draw:name="gráficos3" text:anchor-type="paragraph" svg:x="4.122cm" svg:y="0.238cm" svg:width="8.758cm" svg:height="0.873cm" draw:z-index="2"><draw:image xlink:href="Pictures/100002010000014B000000217A6CFA60.png" xlink:type="simple" xlink:show="embed" xlink:actuate="onLoad"/></draw:frame></text:p>
      <text:p text:style-name="P1">El modelo de <text:s/>Neural Network alcanza un R^2 Score de aproximadamente 0.82, lo que significa que puede explicar el 82% de la varianza en los datos de prueba. El MSE obtenido es de alrededor de 211.67, lo que indica un error promedio cuadrático ligeramente más alto que el modelo de Bosques Aleatorios, pero aún menor que el modelo SVM.</text:p>
      <text:p text:style-name="P1"/>
      <text:p text:style-name="P1">En general, los resultados obtenidos muestran que tanto el modelo de Random Forest como el de Neural Network tienen un mejor desempeño en términos de R^2 Score y MSE en comparación con el modelo SVM. Esto sugiere que estos modelos son más capaces de predecir la temperatura crítica de los materiales superconductores en base a las características proporcionad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Romia Aribau</meta:initial-creator>
    <meta:creation-date>2023-05-28T12:05:11.22</meta:creation-date>
    <dc:date>2023-05-28T12:38:49.55</dc:date>
    <dc:creator>Joel Romia Aribau</dc:creator>
    <meta:editing-duration>PT18M27S</meta:editing-duration>
    <meta:editing-cycles>2</meta:editing-cycles>
    <meta:generator>OpenOffice/4.1.2$Win32 OpenOffice.org_project/412m3$Build-9782</meta:generator>
    <meta:document-statistic meta:table-count="0" meta:image-count="3" meta:object-count="0" meta:page-count="2" meta:paragraph-count="16" meta:word-count="794" meta:character-count="4992"/>
  </office:meta>
</office:document-meta>
</file>